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Liberation Serif" fo:font-size="12pt" style:font-size-asian="10.5pt" style:font-size-complex="12pt"/>
    </style:style>
    <style:style style:name="P3" style:family="paragraph" style:parent-style-name="Standard">
      <style:text-properties style:text-line-through-style="solid" style:font-name="Courier New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ly 15</text:p>
      <text:p text:style-name="Standard"/>
      <text:p text:style-name="Standard">Examined colroation by normalized ez-beta using the symmetric parameters. All the residues that were most red in the Protein Science paper, look most blue!</text:p>
      <text:p text:style-name="Standard">I think the problem might be this section in my code:</text:p>
      <text:p text:style-name="P1"/>
      <text:p text:style-name="P1"><text:s text:c="8"/>if amplitude &gt; 0:</text:p>
      <text:p text:style-name="P1"><text:s text:c="12"/>normalized = deamplituded</text:p>
      <text:p text:style-name="P1"><text:s text:c="8"/>else:</text:p>
      <text:p text:style-name="P1"><text:s text:c="12"/>normalized = 1 - deamplituded</text:p>
      <text:p text:style-name="P1"/>
      <text:p text:style-name="P1"><text:s text:c="8"/>return normalized</text:p>
      <text:p text:style-name="Standard"/>
      <text:p text:style-name="Standard">“Amplitude” refers to E_min for aromatics, and E_0 otherwise.</text:p>
      <text:p text:style-name="Standard">The standard sigmoidal curves are increasing functions of z, which is why I need to run the hydrophobics through f(x)=1-x </text:p>
      <text:p text:style-name="Standard">My code runs whatever has negative E_0 through 1-x. is that the hydrophobics?</text:p>
      <text:p text:style-name="Standard">It should be. Moving a hydrophobic from water to z=0 is exothermic, which means negative deltaEz.</text:p>
      <text:p text:style-name="Standard">And, looking at “published params, asymmetric format.csv”, they are negative.</text:p>
      <text:p text:style-name="Standard"/>
      <text:p text:style-name="Standard">I made a command to mark the ones that are labeled as of elevated ez_beta in the Protein Science paper.</text:p>
      <text:p text:style-name="P3">color green, 1a0s &amp; n. c+o &amp; i. 133+129+170+186+229+429+90</text:p>
      <text:p text:style-name="P1"/>
      <text:p text:style-name="P1">PyMOL&gt;ezb_color dez, oligomers &amp; *.molecule, symmetric</text:p>
      <text:p text:style-name="P1">PyMOL&gt;iterate_state 1, 1a0s.molecule &amp; n. ca &amp; i. 150+409, print (resi,resn,z,b)</text:p>
      <text:p text:style-name="P1">('150', 'ASP', 6.6810002326965332, 0.023348173126578331)</text:p>
      <text:p text:style-name="Code">('409', 'ASP', 30.506999969482422, 1.2994483709335327)</text:p>
      <text:p text:style-name="Code"><text:s/>IterateState: iterated over 2 atom coordinate states.</text:p>
      <text:p text:style-name="Code"/>
      <text:p text:style-name="P2">That's perplexing. I tested that I could reproduce the propensities with this script. Why are polar residues that are closer to water, being assigned higher delta_ez's?</text:p>
      <text:p text:style-name="P2"/>
      <text:p text:style-name="P2">My colorization function puts its ezbeta calculator object in the stored module, where I can access it.</text:p>
      <text:p text:style-name="P1">PyMOL&gt;print type(stored.calc)</text:p>
      <text:p text:style-name="P1">&lt;class 'pymol.Calculator'&gt;</text:p>
      <text:p text:style-name="P2"/>
      <text:p text:style-name="P2">But the problem does not seem to be in the calculator:</text:p>
      <text:p text:style-name="Code">PyMOL&gt;print stored.calc.dez('ASP',6.6)</text:p>
      <text:p text:style-name="Code">1.29648740908</text:p>
      <text:p text:style-name="Code">PyMOL&gt;print stored.calc.dez('ASP',30.5)</text:p>
      <text:p text:style-name="Code">0.00780238108472</text:p>
      <text:p text:style-name="P2"/>
      <text:p text:style-name="P2">My function also puts a dictionary in the stored module, which it uses to retrieve the z values corresponding to residue id's.</text:p>
      <text:p text:style-name="Code">PyMOL&gt;print stored.resi_z['150']</text:p>
      <text:p text:style-name="Code">26.1490001678</text:p>
      <text:p text:style-name="Code">PyMOL&gt;print stored.calc.dez('ASP', 26.1)</text:p>
      <text:p text:style-name="Code">0.0236598423267</text:p>
      <text:p text:style-name="P2"/>
      <text:p text:style-name="P2">That's the b value that was given to residue 150! The script is going wrong because it's retrieving the wrong z coordinates of each residue before it calculates their Ez!</text:p>
      <text:p text:style-name="P2"/>
      <text:p text:style-name="P2"><text:soft-page-break/>The problem is that I'm trying to run the script on more than one protein at once. It only populates resi_z once. Since it does this for multiple proteins, a lot of z coordinates get overwritten before they get used. I'll fix that later, I just put a warning in the docstring for now.</text:p>
      <text:p text:style-name="P2"/>
      <text:p text:style-name="Code">PyMOL&gt;ezb_color dez, 1a0s.molecule, symmetric</text:p>
      <text:p text:style-name="Code">PyMOL&gt;iterate_state 1, 1a0s.molecule &amp; n. ca &amp; i. 150+409, print (resi,resn,z,b)</text:p>
      <text:p text:style-name="Code">('150', 'ASP', 6.6810002326965332, 1.296165943145752)</text:p>
      <text:p text:style-name="Code">('409', 'ASP', 30.506999969482422, 0.0077895773574709892)</text:p>
      <text:p text:style-name="Code"><text:s/>IterateState: iterated over 2 atom coordinate states.</text:p>
      <text:p text:style-name="P2"/>
      <text:p text:style-name="P2">That's the correct b value for 150.</text:p>
      <text:p text:style-name="P2"/>
      <text:p text:style-name="P2">The marking command is wrong, actually, it should be 428, not 429:</text:p>
      <text:p text:style-name="P1">color green, 1a0s &amp; n. c+o &amp; i. 133+129+170+186+229+428+90</text:p>
      <text:p text:style-name="P1"/>
      <text:p text:style-name="Standard">I notice now that Vik and Daniel missed the high-energy serine 81 when labeling the 1A0S interface.</text:p>
      <text:p text:style-name="Standard"/>
      <text:p text:style-name="Standard"/>
      <text:p text:style-name="Standard"/>
      <text:p text:style-name="Standard"/>
      <text:p text:style-name="Standard">I need to display the exclusive moments. They might actually be good predictors.</text:p>
      <text:p text:style-name="Standard"/>
      <text:p text:style-name="Standard">Copied “exclusive_moment.csv” from “fall 2011 final paper data”. </text:p>
      <text:p text:style-name="Standard"/>
      <text:p text:style-name="Standard">Remembered that I already have them in a presentation I gave, though I wish I had the log on how I calculated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" style:family="paragraph" style:parent-style-name="Standard" style:class="text">
      <style:text-properties style:font-name="Courier New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avis</meta:initial-creator>
    <meta:creation-date>2012-07-15T11:59:34</meta:creation-date>
    <dc:date>2012-07-16T00:27:23</dc:date>
    <dc:creator>Alexander Davis</dc:creator>
    <meta:editing-duration>PT01H46M30S</meta:editing-duration>
    <meta:editing-cycles>38</meta:editing-cycles>
    <meta:generator>OpenOffice.org/3.2$Linux OpenOffice.org_project/320m12$Build-9483</meta:generator>
    <meta:document-statistic meta:table-count="0" meta:image-count="0" meta:object-count="0" meta:page-count="2" meta:paragraph-count="48" meta:word-count="481" meta:character-count="3222"/>
  </office:meta>
</office:document-meta>
</file>